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ad2a6" officeooo:paragraph-rsid="000ad2a6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ad2a6" officeooo:paragraph-rsid="000ad2a6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8pt" officeooo:rsid="000e41a1" officeooo:paragraph-rsid="000e41a1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size="28pt" officeooo:rsid="000e41a1" officeooo:paragraph-rsid="000e41a1" style:font-size-asian="24.5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Indawo e Khayamandi</text:p>
      <text:p text:style-name="P1"/>
      <text:p text:style-name="P2">Ndifuna indawo yokuhlala eKhayamandi</text:p>
      <text:p text:style-name="P2">ndifuna indawo endizakuyi renta</text:p>
      <text:p text:style-name="P2">ibe yi 1 room, ingabi more than R500.00 pm</text:p>
      <text:p text:style-name="P2"/>
      <text:p text:style-name="P2">xa unoncedo ndifumaneka ku</text:p>
      <text:p text:style-name="P2"/>
      <text:p text:style-name="P2">078072604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4:29:15.631256942</meta:creation-date>
    <dc:date>2016-05-05T15:25:26.821277939</dc:date>
    <meta:editing-duration>PT1M39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6" meta:word-count="25" meta:character-count="164" meta:non-whitespace-character-count="145"/>
  </office:meta>
</office:document-meta>
</file>